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3e1aa02" officeooo:paragraph-rsid="03e1aa02"/>
    </style:style>
    <style:style style:name="P4" style:family="paragraph" style:parent-style-name="Text_20_body">
      <style:text-properties officeooo:rsid="03e1aa02" officeooo:paragraph-rsid="0416131a"/>
    </style:style>
    <style:style style:name="P5" style:family="paragraph" style:parent-style-name="Text_20_body">
      <style:text-properties officeooo:rsid="03e1aa02" officeooo:paragraph-rsid="044f2e3b"/>
    </style:style>
    <style:style style:name="P6" style:family="paragraph" style:parent-style-name="Text_20_body">
      <style:text-properties officeooo:rsid="042732ae" officeooo:paragraph-rsid="042732ae"/>
    </style:style>
    <style:style style:name="P7" style:family="paragraph" style:parent-style-name="Text_20_body">
      <style:text-properties officeooo:rsid="041c2c23" officeooo:paragraph-rsid="043d2eda"/>
    </style:style>
    <style:style style:name="P8" style:family="paragraph" style:parent-style-name="Text_20_body">
      <style:text-properties fo:font-style="normal" officeooo:rsid="03ada89d" officeooo:paragraph-rsid="03ada89d" style:font-style-asian="normal" style:font-style-complex="normal"/>
    </style:style>
    <style:style style:name="P9" style:family="paragraph" style:parent-style-name="Text_20_body">
      <style:text-properties fo:font-style="normal" officeooo:rsid="042307b2" officeooo:paragraph-rsid="045770c1" style:font-style-asian="normal" style:font-style-complex="normal"/>
    </style:style>
    <style:style style:name="P10" style:family="paragraph" style:parent-style-name="Text_20_body">
      <style:text-properties fo:font-style="normal" officeooo:rsid="03e1aa02" officeooo:paragraph-rsid="045770c1" style:font-style-asian="normal" style:font-style-complex="normal"/>
    </style:style>
    <style:style style:name="P11" style:family="paragraph" style:parent-style-name="Text_20_body">
      <style:text-properties officeooo:rsid="043f13b3" officeooo:paragraph-rsid="043f13b3"/>
    </style:style>
    <style:style style:name="P12" style:family="paragraph" style:parent-style-name="Text_20_body">
      <style:text-properties officeooo:rsid="0450b1e7" officeooo:paragraph-rsid="0450b1e7"/>
    </style:style>
    <style:style style:name="P13" style:family="paragraph" style:parent-style-name="Text_20_body">
      <style:text-properties officeooo:rsid="04494b44" officeooo:paragraph-rsid="044982b5"/>
    </style:style>
    <style:style style:name="P14" style:family="paragraph" style:parent-style-name="Text_20_body">
      <style:text-properties officeooo:rsid="045777df" officeooo:paragraph-rsid="0450b1e7"/>
    </style:style>
    <style:style style:name="P15" style:family="paragraph" style:parent-style-name="Text_20_body">
      <style:text-properties officeooo:rsid="045af880" officeooo:paragraph-rsid="045af880"/>
    </style:style>
    <style:style style:name="P16" style:family="paragraph" style:parent-style-name="Text_20_body">
      <style:text-properties officeooo:rsid="045af880" officeooo:paragraph-rsid="046e6528"/>
    </style:style>
    <style:style style:name="P17" style:family="paragraph" style:parent-style-name="Text_20_body">
      <style:text-properties officeooo:rsid="0428f079" officeooo:paragraph-rsid="043d2eda"/>
    </style:style>
    <style:style style:name="P18" style:family="paragraph" style:parent-style-name="Text_20_body">
      <style:text-properties officeooo:rsid="0411fb25" officeooo:paragraph-rsid="0411fb25"/>
    </style:style>
    <style:style style:name="P19" style:family="paragraph" style:parent-style-name="Text_20_body">
      <style:text-properties officeooo:rsid="0411fb25" officeooo:paragraph-rsid="0474d71d"/>
    </style:style>
    <style:style style:name="P20" style:family="paragraph" style:parent-style-name="Text_20_body">
      <style:text-properties officeooo:rsid="0474d71d" officeooo:paragraph-rsid="0474d71d"/>
    </style:style>
    <style:style style:name="P21" style:family="paragraph" style:parent-style-name="Heading_20_2">
      <style:text-properties officeooo:rsid="03bd9aad" officeooo:paragraph-rsid="03cff3f2"/>
    </style:style>
    <style:style style:name="P22" style:family="paragraph" style:parent-style-name="Heading_20_2">
      <style:text-properties officeooo:rsid="03bd9aad" officeooo:paragraph-rsid="043d2eda"/>
    </style:style>
    <style:style style:name="P23" style:family="paragraph" style:parent-style-name="Heading_20_2">
      <style:text-properties officeooo:rsid="03bd9aad" officeooo:paragraph-rsid="0450b1e7"/>
    </style:style>
    <style:style style:name="P24" style:family="paragraph" style:parent-style-name="Heading_20_2">
      <style:text-properties officeooo:rsid="03bd9aad" officeooo:paragraph-rsid="045770c1"/>
    </style:style>
    <style:style style:name="P25" style:family="paragraph" style:parent-style-name="Heading_20_2">
      <style:text-properties officeooo:rsid="0411fb25" officeooo:paragraph-rsid="0411fb25"/>
    </style:style>
    <style:style style:name="P26" style:family="paragraph" style:parent-style-name="Heading_20_2">
      <style:text-properties fo:font-style="normal" officeooo:rsid="03ada89d" officeooo:paragraph-rsid="043f13b3" style:font-style-asian="normal" style:font-style-complex="normal"/>
    </style:style>
    <style:style style:name="P27" style:family="paragraph" style:parent-style-name="Heading_20_2">
      <style:text-properties officeooo:paragraph-rsid="0450b1e7"/>
    </style:style>
    <style:style style:name="P28" style:family="paragraph" style:parent-style-name="Text_20_body">
      <style:paragraph-properties fo:text-align="end" style:justify-single-word="false" style:writing-mode="rl-tb"/>
      <style:text-properties officeooo:paragraph-rsid="0450b1e7"/>
    </style:style>
    <style:style style:name="P29" style:family="paragraph" style:parent-style-name="Text_20_body">
      <style:paragraph-properties fo:text-align="end" style:justify-single-word="false" style:writing-mode="rl-tb"/>
      <style:text-properties officeooo:paragraph-rsid="0452655e"/>
    </style:style>
    <style:style style:name="P30" style:family="paragraph" style:parent-style-name="Text_20_body">
      <style:paragraph-properties fo:text-align="end" style:justify-single-word="false" style:writing-mode="rl-tb"/>
      <style:text-properties officeooo:paragraph-rsid="04552b70"/>
    </style:style>
    <style:style style:name="P31" style:family="paragraph" style:parent-style-name="Text_20_body">
      <style:paragraph-properties fo:text-align="end" style:justify-single-word="false" style:writing-mode="rl-tb"/>
      <style:text-properties officeooo:rsid="045af880" officeooo:paragraph-rsid="045de7db"/>
    </style:style>
    <style:style style:name="P32" style:family="paragraph" style:parent-style-name="Text_20_body">
      <style:paragraph-properties fo:text-align="end" style:justify-single-word="false" style:writing-mode="rl-tb"/>
      <style:text-properties officeooo:rsid="045af880" officeooo:paragraph-rsid="045f2d51"/>
    </style:style>
    <style:style style:name="P33" style:family="paragraph" style:parent-style-name="Text_20_body">
      <style:paragraph-properties fo:text-align="end" style:justify-single-word="false" style:writing-mode="rl-tb"/>
      <style:text-properties officeooo:rsid="045af880" officeooo:paragraph-rsid="0460b5f6"/>
    </style:style>
    <style:style style:name="P34" style:family="paragraph" style:parent-style-name="Text_20_body">
      <style:paragraph-properties fo:text-align="end" style:justify-single-word="false" style:writing-mode="rl-tb"/>
      <style:text-properties fo:font-style="normal" fo:font-weight="normal" officeooo:rsid="04623a4e" officeooo:paragraph-rsid="04623a4e" style:font-style-asian="normal" style:font-weight-asian="normal" style:font-style-complex="normal" style:font-weight-complex="normal"/>
    </style:style>
    <style:style style:name="P35" style:family="paragraph" style:parent-style-name="Heading_20_2">
      <style:paragraph-properties fo:text-align="end" style:justify-single-word="false" style:writing-mode="rl-tb"/>
      <style:text-properties fo:font-style="normal" officeooo:rsid="0411fb25" officeooo:paragraph-rsid="043d2eda" style:font-style-asian="normal" style:font-style-complex="normal"/>
    </style:style>
    <style:style style:name="P36" style:family="paragraph" style:parent-style-name="Text_20_body" style:list-style-name="L4">
      <style:text-properties officeooo:paragraph-rsid="04595b81"/>
    </style:style>
    <style:style style:name="P37" style:family="paragraph" style:parent-style-name="Text_20_body">
      <style:text-properties officeooo:paragraph-rsid="0474d71d"/>
    </style:style>
    <style:style style:name="P38" style:family="paragraph" style:parent-style-name="Text_20_body" style:list-style-name="L1">
      <style:paragraph-properties fo:text-align="end" style:justify-single-word="false" style:writing-mode="rl-tb"/>
      <style:text-properties officeooo:paragraph-rsid="0471f137"/>
    </style:style>
    <style:style style:name="P39" style:family="paragraph" style:parent-style-name="Text_20_body" style:list-style-name="L2">
      <style:paragraph-properties fo:text-align="end" style:justify-single-word="false" style:writing-mode="rl-tb"/>
      <style:text-properties officeooo:paragraph-rsid="04623a4e"/>
    </style:style>
    <style:style style:name="P40" style:family="paragraph" style:parent-style-name="Text_20_body" style:list-style-name="L3">
      <style:paragraph-properties fo:text-align="end" style:justify-single-word="false" style:writing-mode="rl-tb"/>
      <style:text-properties officeooo:paragraph-rsid="04623a4e"/>
    </style:style>
    <style:style style:name="P41" style:family="paragraph" style:parent-style-name="Heading_20_1">
      <style:text-properties officeooo:rsid="03ada89d" officeooo:paragraph-rsid="03ada89d"/>
    </style:style>
    <style:style style:name="T1" style:family="text">
      <style:text-properties fo:font-style="italic" style:font-style-asian="italic" style:font-style-complex="italic"/>
    </style:style>
    <style:style style:name="T2" style:family="text">
      <style:text-properties officeooo:rsid="03cdcb80"/>
    </style:style>
    <style:style style:name="T3" style:family="text">
      <style:text-properties officeooo:rsid="040f0821"/>
    </style:style>
    <style:style style:name="T4" style:family="text">
      <style:text-properties officeooo:rsid="040f854d"/>
    </style:style>
    <style:style style:name="T5" style:family="text">
      <style:text-properties officeooo:rsid="0416131a"/>
    </style:style>
    <style:style style:name="T6" style:family="text">
      <style:text-properties officeooo:rsid="041d0c5a"/>
    </style:style>
    <style:style style:name="T7" style:family="text">
      <style:text-properties officeooo:rsid="042732ae"/>
    </style:style>
    <style:style style:name="T8" style:family="text">
      <style:text-properties fo:font-weight="normal" officeooo:rsid="0452655e" style:font-weight-asian="normal" style:font-weight-complex="normal"/>
    </style:style>
    <style:style style:name="T9" style:family="text">
      <style:text-properties fo:font-weight="normal" officeooo:rsid="04552b70" style:font-weight-asian="normal" style:font-weight-complex="normal"/>
    </style:style>
    <style:style style:name="T10" style:family="text">
      <style:text-properties officeooo:rsid="042f394f"/>
    </style:style>
    <style:style style:name="T11" style:family="text">
      <style:text-properties officeooo:rsid="0433ae14"/>
    </style:style>
    <style:style style:name="T12" style:family="text">
      <style:text-properties officeooo:rsid="0439571f"/>
    </style:style>
    <style:style style:name="T13" style:family="text">
      <style:text-properties officeooo:rsid="043a471e"/>
    </style:style>
    <style:style style:name="T14" style:family="text">
      <style:text-properties officeooo:rsid="043f13b3"/>
    </style:style>
    <style:style style:name="T15" style:family="text">
      <style:text-properties officeooo:rsid="04406a2d"/>
    </style:style>
    <style:style style:name="T16" style:family="text">
      <style:text-properties officeooo:rsid="044b1481"/>
    </style:style>
    <style:style style:name="T17" style:family="text">
      <style:text-properties officeooo:rsid="044f2e3b"/>
    </style:style>
    <style:style style:name="T18" style:family="text">
      <style:text-properties officeooo:rsid="0452655e"/>
    </style:style>
    <style:style style:name="T19" style:family="text">
      <style:text-properties officeooo:rsid="04552b70"/>
    </style:style>
    <style:style style:name="T20" style:family="text">
      <style:text-properties officeooo:rsid="04562abf"/>
    </style:style>
    <style:style style:name="T21" style:family="text">
      <style:text-properties officeooo:rsid="045770c1"/>
    </style:style>
    <style:style style:name="T22" style:family="text">
      <style:text-properties officeooo:rsid="04595b81"/>
    </style:style>
    <style:style style:name="T23" style:family="text">
      <style:text-properties fo:language="en" fo:country="US"/>
    </style:style>
    <style:style style:name="T24" style:family="text">
      <style:text-properties fo:language="en" fo:country="US" officeooo:rsid="0469ec3f"/>
    </style:style>
    <style:style style:name="T25" style:family="text">
      <style:text-properties officeooo:rsid="0428f079"/>
    </style:style>
    <style:style style:name="T26" style:family="text">
      <style:text-properties fo:font-weight="bold" style:font-weight-asian="bold" style:font-weight-complex="bold"/>
    </style:style>
    <style:style style:name="T27" style:family="text">
      <style:text-properties fo:font-weight="bold" officeooo:rsid="0464c24c" style:font-weight-asian="bold" style:font-weight-complex="bold"/>
    </style:style>
    <style:style style:name="T28" style:family="text">
      <style:text-properties fo:font-weight="bold" officeooo:rsid="0471f137" style:font-weight-asian="bold" style:font-weight-complex="bold"/>
    </style:style>
    <style:style style:name="T29" style:family="text">
      <style:text-properties officeooo:rsid="045f2d51"/>
    </style:style>
    <style:style style:name="T30" style:family="text">
      <style:text-properties officeooo:rsid="0464c24c"/>
    </style:style>
    <style:style style:name="T31" style:family="text">
      <style:text-properties officeooo:rsid="046f9920"/>
    </style:style>
    <style:style style:name="T32" style:family="text">
      <style:text-properties officeooo:rsid="0470508c"/>
    </style:style>
    <style:style style:name="T33" style:family="text">
      <style:text-properties officeooo:rsid="0471f137"/>
    </style:style>
    <style:style style:name="T34" style:family="text">
      <style:text-properties fo:font-style="normal" fo:font-weight="bold" officeooo:rsid="045af880" style:font-style-asian="normal" style:font-weight-asian="bold" style:font-style-complex="normal" style:font-weight-complex="bold"/>
    </style:style>
    <style:style style:name="T35" style:family="text">
      <style:text-properties fo:font-style="normal" fo:font-weight="normal" officeooo:rsid="045af880" style:font-style-asian="normal" style:font-weight-asian="normal" style:font-style-complex="normal" style:font-weight-complex="normal"/>
    </style:style>
    <style:style style:name="T36" style:family="text">
      <style:text-properties fo:font-style="normal" fo:font-weight="normal" officeooo:rsid="04623a4e" style:font-style-asian="normal" style:font-weight-asian="normal" style:font-style-complex="normal" style:font-weight-complex="normal"/>
    </style:style>
    <style:style style:name="T37" style:family="text">
      <style:text-properties fo:font-style="normal" fo:font-weight="normal" officeooo:rsid="04743b52" style:font-style-asian="normal" style:font-weight-asian="normal" style:font-style-complex="normal" style:font-weight-complex="normal"/>
    </style:style>
    <style:style style:name="T38" style:family="text">
      <style:text-properties officeooo:rsid="0474d71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text:span text:style-name="T3">מטלה</text:span> <text:span text:style-name="T4">- שידוכים יציבים</text:span></text:h>
      <text:p text:style-name="P8">יש לענות על שאלה אחת<text:span text:style-name="T2"> לבחירתכם</text:span>.</text:p>
      <text:p text:style-name="P26">שאלה <text:span text:style-name="T14">1</text:span>. <text:s/><text:span text:style-name="T14">שידוכים עם כמה מקומות בכל מחלקה</text:span></text:p>
      <text:p text:style-name="P11">נניח שבכל מחלקה יש מקום ל<text:span text:style-name="T15">שלושה </text:span>סטודנטים.</text:p>
      <text:p text:style-name="P11">א. הגדירו באופן פורמלי את המושג "שידוך יציב" במצב זה.</text:p>
      <text:p text:style-name="P11">ב. <text:span text:style-name="T15">הדגימו את פעולת אלגוריתם "קבלה על תנאי" על שתי מחלקות וחמישה סטודנטים.</text:span></text:p>
      <text:p text:style-name="P13">ג. עמי ותמי הם שניים מתוך חמשת הסטודנטים מהסעיף הקודם. הם זוג, יש להם סדר עדיפות זהה על המחלקות, והם חייבים להיות באותה מחלקה. האם אלגוריתם "קבלה על תנאי" עדיין מחזיר שידוך יציב? </text:p>
      <text:p text:style-name="P16"><text:span text:style-name="T26">פתרון</text:span>: <text:span text:style-name="T31">חני וספיר; <text:s text:c="2"/>אייל ושלו.</text:span></text:p>
      <text:p text:style-name="P15"/>
      <text:p text:style-name="P27">שאלה 2. <text:s/><text:span text:style-name="T10">תיכנון מערכת לשידוך יציב</text:span></text:p>
      <text:p text:style-name="P29">בעקבות תלונות על תהליך השיבוץ בין מתנדבות שירות-לאומי לבין מקומות-שירות, קיבלתם מכתב מרשות השירות הלאומי המבקש מכם לתכנן מערכת שיבוץ חדשה. המערכת אמורה לקבל קלט מהמתנדבות וממקומות-השירות, ולהחזיר כפלט את השיבוץ. </text:p>
      <text:p text:style-name="P29"><text:span text:style-name="T18">א. </text:span>תארו את המערכת בפירוט <text:span text:style-name="T18">באופן ש</text:span>ראש הרשות לשירות לאומי יוכל להבין.</text:p>
      <text:p text:style-name="P28"><text:span text:style-name="T8">ב</text:span>. מהו הקלט למערכת? מה הם מסכי-הקלט הדרושים, מי צריך להשתמש בכל מסך ומה בדיוק להקליד שם? תנו דוגמה לכל מסך.</text:p>
      <text:p text:style-name="P30"><text:span text:style-name="T9">ג</text:span>. <text:span text:style-name="T19">מתי ואיך בדיוק מתבצע האלגוריתם, ואיך נראה הפלט?</text:span></text:p>
      <text:p text:style-name="P31"><text:span text:style-name="T26">פתרון</text:span>: <text:span text:style-name="T32">אלישיב דרעי.</text:span></text:p>
      <text:p text:style-name="P31"/>
      <text:p text:style-name="P22">שאלה <text:span text:style-name="T20">3: מי נשאר בחוץ?</text:span></text:p>
      <text:p text:style-name="P7">נניח שמספר הסטודנטים גדול ממספר המחלקות (ובכל מחלקה יש מקום אחד). במצב זה, בכל שידוך, חלק מהסטודנטים יישארו בחוץ.</text:p>
      <text:p text:style-name="P7">א. הראו דוגמה עם <text:span text:style-name="T6">3</text:span> סטודנטים ו-<text:span text:style-name="T6">2</text:span> מחלקות, שבה יש לפחות שני שידוכים יציבים. מיצאו את שניהם והראו איזה סטודנט נשאר בחוץ בכל שידוך יציב.</text:p>
      <text:p text:style-name="P7">ב. הוכיחו, שב<text:span text:style-name="T1">כל </text:span>שידוך יציב (לא משנה באיזה אלגוריתם מצאנו אותו), <text:span text:style-name="T1">אותם </text:span>סטודנטים יישארו בחוץ. כלומר, אם מישהו נשאר בחוץ בשידוך יציב א, אז הוא נשאר בחוץ גם בשידוך יציב ב.</text:p>
      <text:p text:style-name="P17">אם אתם נתקעים, קיראו בויקיפדיה על "Rural hospitals theorem".</text:p>
      <text:p text:style-name="P32"><text:span text:style-name="T26">פתרון</text:span>: <text:span text:style-name="T29">דביר ויהונתן.</text:span></text:p>
      <text:p text:style-name="P35"><text:soft-page-break/></text:p>
      <text:p text:style-name="P21">שאלה <text:span text:style-name="T20">4: כמה שידוכים יציבים יש?</text:span></text:p>
      <text:p text:style-name="P6">כשיש 3 סטודנטים ו-3 מחלקות, יש 6 שידוכים אפשריים <text:span text:style-name="T11">(3 עצרת)</text:span>. כמה מהם יציבים?</text:p>
      <text:p text:style-name="P3"><text:span text:style-name="T7">א</text:span>.<text:span text:style-name="T7"> הראו דוגמה שבה יש רק שידוך יציב אחד.</text:span></text:p>
      <text:p text:style-name="P4"><text:span text:style-name="T7">ב</text:span>. <text:span text:style-name="T5">הראו דוגמה שבה יש בדיוק 2 שידוכים יציבים.</text:span></text:p>
      <text:p text:style-name="P5"><text:span text:style-name="T17">ג</text:span>. <text:span text:style-name="T5">הראו דוגמה שבה יש בדיוק 3 שידוכים יציבים.</text:span></text:p>
      <text:p text:style-name="P6"><text:span text:style-name="T17">ד</text:span>. האם ייתכן שכל 6 השידוכים הם יציבים? אם כן - הראו דוגמה, אם לא – הוכיחו.</text:p>
      <text:list xml:id="list4035534227" text:style-name="L1">
        <text:list-item>
          <text:p text:style-name="P38"><text:span text:style-name="T28">פתרון</text:span><text:span text:style-name="T33">: מעוז ומיכאל. </text:span></text:p>
        </text:list-item>
      </text:list>
      <text:p text:style-name="P33"/>
      <text:p text:style-name="P24">שאלה <text:span text:style-name="T21">5: שידוך יציב ויעילות</text:span></text:p>
      <text:p text:style-name="P10">א. <text:span text:style-name="T5">הוכיחו, </text:span><text:span text:style-name="T24">שאם כל יחסי-ההעדפה חזקים,</text:span><text:span text:style-name="T5"> אז כל שידוך יציב הוא יעיל-פארטו, אבל ההיפך לא נכון.</text:span></text:p>
      <text:list xml:id="list2166835049" text:style-name="L2">
        <text:list-item>
          <text:p text:style-name="P39"><text:span text:style-name="T34">פתרון</text:span><text:span text:style-name="T35">: </text:span><text:span text:style-name="T36">בשיעור.</text:span></text:p>
        </text:list-item>
      </text:list>
      <text:p text:style-name="P9">ב. נניח שכל סטודנט מייחס ערך מספרי לכל מחלקה, כאשר המחלקה הכי גרועה בעיניו מקבלת 1, המחלקה הבאה מקבלת 2, וכו' (אם יש m מחלקות אז המחלקה הכי טובה מקבלת m). <text:s/>גם כל מחלקה מייחסת ערך מספרי לכל סטודנט באותו אופן. <text:s text:c="2"/>האם כל שידוך יציב ממקסם את סכום הערכים? הוכיחו או הראו דוגמה נגדית.</text:p>
      <text:list xml:id="list3338523859" text:style-name="L3">
        <text:list-item>
          <text:p text:style-name="P40"><text:span text:style-name="T34">פתרון</text:span><text:span text:style-name="T35">: </text:span><text:span text:style-name="T37">עדיין לא פתרו</text:span></text:p>
        </text:list-item>
      </text:list>
      <text:p text:style-name="P34"/>
      <text:p text:style-name="P23">שאלה <text:span text:style-name="T22">6: שידוכים יציבים עם אדישות </text:span></text:p>
      <text:p text:style-name="P12">בשיעור הנחנו, שלסטודנטים ולמחלקות יש סדרי עדיפות חזקים (ללא אדישות). במציאות ייתכן שסדרי העדיפות הם חלשים, כלומר ייתכן שסטודנט מסויים אדיש בין שתי מחלקות או יותר (מדרג אותן באותו מקום), ושמחלקה מסויימת אדישה בין שני סטודנטים או יותר.</text:p>
      <text:p text:style-name="P14">הציעו שלוש דרכים שונות להגדיר "שידוך יציב" במצב זה. עבור כל הגדרה, תנו דוגמה לשידוך יציב המקיים הגדרה זו ואינו מקיים את ההגדרות החזקות יותר.</text:p>
      <text:list xml:id="list459617724" text:style-name="L4">
        <text:list-item>
          <text:p text:style-name="P36"><text:span text:style-name="T27">פתרון</text:span><text:span text:style-name="T30">: ראו בויקיפדיה במאמר "</text:span><text:bookmark text:name="firstHeading"/><text:span text:style-name="T23">Stable marriage with indifference</text:span><text:span text:style-name="T25">".</text:span></text:p>
        </text:list-item>
      </text:list>
      <text:p text:style-name="P23"/>
      <text:p text:style-name="P25">שאלה <text:span text:style-name="T22">7</text:span>: <text:span text:style-name="T16">בדיקת יציבות בפייתון</text:span></text:p>
      <text:p text:style-name="P18">כיתבו <text:span text:style-name="T12">פונקציה בפייתון,</text:span> המקבל<text:span text:style-name="T12">ת</text:span> שידוך ובודק<text:span text:style-name="T12">ת</text:span> אם הוא יציב. <text:span text:style-name="T13">בדקו את הפונקציה בעזרת doctest.</text:span></text:p>
      <text:p text:style-name="P37"><text:span text:style-name="T27">פתרון</text:span><text:span text:style-name="T30">: אריאל ודנה </text:span><text:a xlink:type="simple" xlink:href="https://github.com/arielBar1295/algorithms-5780-Course-/blob/master/EX10.py" text:style-name="Internet_20_link" text:visited-style-name="Visited_20_Internet_20_Link"><text:span text:style-name="T30">https://github.com/arielBar1295/algorithms-5780-Course-/blob/master/EX10.py</text:span></text:a><text:span text:style-name="T30"> </text:span></text:p>
      <text:p text:style-name="P37"><text:soft-page-break/><text:span text:style-name="T38">אליהו סתת </text:span><text:a xlink:type="simple" xlink:href="https://github.com/eliahusatat/EconomicAlgo/blob/master/class10.py" text:style-name="Internet_20_link" text:visited-style-name="Visited_20_Internet_20_Link"><text:span text:style-name="T38">https://github.com/eliahusatat/EconomicAlgo/blob/master/class10.py</text:span></text:a><text:span text:style-name="T38"> </text:span></text:p>
      <text:p text:style-name="P19"><text:span text:style-name="T30">עמית אליהו </text:span><text:a xlink:type="simple" xlink:href="https://github.com/amitelle1337/EconomicAlgorithms/blob/master/ex10.py" text:style-name="Internet_20_link" text:visited-style-name="Visited_20_Internet_20_Link"><text:span text:style-name="T30">https://github.com/amitelle1337/EconomicAlgorithms/blob/master/ex10.py</text:span></text:a><text:span text:style-name="T30"> </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20-01-08T14:49:17.682057182</dc:date>
    <meta:editing-duration>P11DT21H15M41S</meta:editing-duration>
    <meta:editing-cycles>1031</meta:editing-cycles>
    <dc:creator>Erel Segal-Halevi</dc:creator>
    <meta:document-statistic meta:table-count="0" meta:image-count="0" meta:object-count="0" meta:page-count="3" meta:paragraph-count="43" meta:word-count="524" meta:character-count="3077" meta:non-whitespace-character-count="2585"/>
  </office:meta>
</office:document-meta>
</file>